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UnicodeMS" svg:font-family="ArialUnicodeM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UnicodeMS" fo:font-size="10pt" style:text-underline-style="none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color="#000000" loext:opacity="100%" style:font-name="ArialUnicodeMS" fo:font-size="10pt" style:text-underline-style="none" style:font-size-asian="10pt" style:font-size-complex="10pt"/>
    </style:style>
    <style:style style:name="P4" style:family="paragraph" style:parent-style-name="Standard">
      <style:text-properties fo:color="#000000" loext:opacity="100%" style:font-name="ArialUnicodeMS" fo:font-size="10pt" style:text-underline-style="none" officeooo:rsid="0017bd7d" officeooo:paragraph-rsid="0017bd7d" style:font-size-asian="10pt" style:font-size-complex="10pt"/>
    </style:style>
    <style:style style:name="P5" style:family="paragraph" style:parent-style-name="Standard">
      <style:text-properties fo:color="#000000" loext:opacity="100%" style:font-name="ArialUnicodeMS" fo:font-size="10pt" style:text-underline-style="none" officeooo:paragraph-rsid="0018ebb2" style:font-size-asian="10pt" style:font-size-complex="10pt"/>
    </style:style>
    <style:style style:name="P6" style:family="paragraph" style:parent-style-name="Standard">
      <style:text-properties fo:color="#000000" loext:opacity="100%" style:font-name="ArialUnicodeMS" fo:font-size="10pt" style:text-underline-style="none" officeooo:rsid="0018ebb2" officeooo:paragraph-rsid="0018ebb2" style:font-size-asian="10pt" style:font-size-complex="10pt"/>
    </style:style>
    <style:style style:name="T1" style:family="text">
      <style:text-properties fo:color="#000000" loext:opacity="100%" style:font-name="ArialUnicodeMS" style:text-underline-style="none"/>
    </style:style>
    <style:style style:name="T2" style:family="text">
      <style:text-properties officeooo:rsid="0017bd7d"/>
    </style:style>
    <style:style style:name="T3" style:family="text">
      <style:text-properties officeooo:rsid="0018e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Quiz projeto 1 - Tecnologias Web</text:p>
      <text:p text:style-name="P1"/>
      <text:p text:style-name="P1">Tema: -Musica</text:p>
      <text:p text:style-name="P1"><text:s/></text:p>
      <text:p text:style-name="P1">1-Quem foi o vocalista da banda Queen?<text:tab/><text:span text:style-name="T3">Tipo de input: butões radio</text:span></text:p>
      <text:p text:style-name="P4"/>
      <text:p text:style-name="P1">a) Freddie Mercury</text:p>
      <text:p text:style-name="P1">b) David Bowie</text:p>
      <text:p text:style-name="P1">c) Mick Jagger</text:p>
      <text:p text:style-name="P1">d) Elton John</text:p>
      <text:p text:style-name="P1"><text:s/></text:p>
      <text:p text:style-name="P1">Resposta: a) Freddie Mercury</text:p>
      <text:p text:style-name="P1"/>
      <text:p text:style-name="P1">2-<text:span text:style-name="T3">A música “Bohemian Rahpsody” foi lançada em 197_ ?</text:span></text:p>
      <text:p text:style-name="P6">Tipo de input: slider com valor mínimo de 0 e máximo de 9</text:p>
      <text:p text:style-name="P1"/>
      <text:p text:style-name="P1">Resposta: 1975</text:p>
      <text:p text:style-name="P1"><text:s/></text:p>
      <text:p text:style-name="P1">3-Quem é considerado o "Rei do Pop"?</text:p>
      <text:p text:style-name="P6">Tipo de input: text</text:p>
      <text:p text:style-name="P1"><text:s/></text:p>
      <text:p text:style-name="P1">Resposta: Michael Jackson</text:p>
      <text:p text:style-name="P1"><text:s/></text:p>
      <text:p text:style-name="P1">4-Qual foi o nome do primeiro álbum solo de Michael Jackson?</text:p>
      <text:p text:style-name="P1"><text:s/><text:span text:style-name="T3">Tipo de input: text</text:span></text:p>
      <text:p text:style-name="P1"/>
      <text:p text:style-name="P1">Resposta: a) Off the Wall</text:p>
      <text:p text:style-name="P1"><text:s/></text:p>
      <text:p text:style-name="P1">5-Quem escreveu a música "Stairway to Heaven"?<text:tab/><text:span text:style-name="T3">Tipo de input: botões radio</text:span></text:p>
      <text:p text:style-name="P1"/>
      <text:p text:style-name="P1">a) Jimmy Page e Robert Plant</text:p>
      <text:p text:style-name="P1">b) John Lennon e Paul McCartney</text:p>
      <text:p text:style-name="P1">c) Mick Jagger e Keith Richards</text:p>
      <text:p text:style-name="P1">d) David Bowie</text:p>
      <text:p text:style-name="P1"/>
      <text:p text:style-name="P1">Resposta: a) Jimmy Page e Robert Plant</text:p>
      <text:p text:style-name="P1"><text:s/></text:p>
      <text:p text:style-name="P1"/>
      <text:p text:style-name="P5">Qual era o apelido de Elvis Presley?<text:tab/><text:span text:style-name="T3">Tipo de input: radio buttons</text:span></text:p>
      <text:p text:style-name="P1"><text:s/></text:p>
      <text:p text:style-name="P1">a) The King</text:p>
      <text:p text:style-name="P1">b) The Boss</text:p>
      <text:p text:style-name="P1">c) The Duke</text:p>
      <text:p text:style-name="P1">d) The Prince</text:p>
      <text:p text:style-name="P1"><text:s/></text:p>
      <text:p text:style-name="P1">Resposta: a) The King</text:p>
      <text:p text:style-name="P1"/>
      <text:p text:style-name="P1"/>
      <text:p text:style-name="P1"/>
      <text:p text:style-name="P1"/>
      <text:p text:style-name="P5"><text:span text:style-name="T2">6</text:span>-<text:span text:style-name="T3">Qual era o apelido de Elvis Presley</text:span>?<text:tab/></text:p>
      <text:p text:style-name="P5"><text:span text:style-name="T3">Tipo de input: radio buttons</text:span></text:p>
      <text:p text:style-name="P1"><text:s/></text:p>
      <text:p text:style-name="P1">a) <text:span text:style-name="T3">The King</text:span></text:p>
      <text:p text:style-name="P1"><text:soft-page-break/>b) <text:span text:style-name="T3">The Boss</text:span></text:p>
      <text:p text:style-name="P1">c) <text:span text:style-name="T3">The Duke</text:span></text:p>
      <text:p text:style-name="P1">d) <text:span text:style-name="T3">The Prince</text:span></text:p>
      <text:p text:style-name="P1"><text:s/></text:p>
      <text:p text:style-name="P1">Resposta: a) <text:span text:style-name="T3">The King</text:span></text:p>
      <text:p text:style-name="P1"><text:s/></text:p>
      <text:p text:style-name="P5"><text:span text:style-name="T2">7</text:span>-Quem escreveu a música "Like a Rolling Stone"?<text:tab/></text:p>
      <text:p text:style-name="P5"><text:span text:style-name="T3">Tipo de input: radio buttons</text:span></text:p>
      <text:p text:style-name="P1"/>
      <text:p text:style-name="P1">a) Bob Dylan</text:p>
      <text:p text:style-name="P1">b) Bruce Springsteen</text:p>
      <text:p text:style-name="P1">c) Neil Young</text:p>
      <text:p text:style-name="P1">d) Tom Petty</text:p>
      <text:p text:style-name="P1"><text:s/></text:p>
      <text:p text:style-name="P1">Resposta: a) Bob Dylan</text:p>
      <text:p text:style-name="P1"><text:s/></text:p>
      <text:p text:style-name="P5"><text:span text:style-name="T2">8</text:span>-Qual foi o nome do álbum mais vendido de Whitney Houston?<text:tab/><text:tab/></text:p>
      <text:p text:style-name="P5"><text:span text:style-name="T3">Tipo de input: radio buttons</text:span></text:p>
      <text:p text:style-name="P1"><text:s/></text:p>
      <text:p text:style-name="P1">a) Whitney Houston</text:p>
      <text:p text:style-name="P1">b) The Bodyguard</text:p>
      <text:p text:style-name="P2"><text:span text:style-name="T1">c) I'm Your Baby Tonight</text:span></text:p>
      <text:p text:style-name="P1">d) Whitney</text:p>
      <text:p text:style-name="P1"><text:s/></text:p>
      <text:p text:style-name="P1">Resposta: b) The Bodyguard</text:p>
      <text:p text:style-name="P1"><text:s/></text:p>
      <text:p text:style-name="P5"><text:span text:style-name="T2">9</text:span>-Quem foi o vocalista da banda The Doors?<text:tab/></text:p>
      <text:p text:style-name="P5"><text:span text:style-name="T3">Tipo de input: radio buttons</text:span></text:p>
      <text:p text:style-name="P1"><text:s/></text:p>
      <text:p text:style-name="P1">a) Jim Morrison</text:p>
      <text:p text:style-name="P1">b) Ray Manzarek</text:p>
      <text:p text:style-name="P1">c) Robby Krieger</text:p>
      <text:p text:style-name="P1">d) John Densmore</text:p>
      <text:p text:style-name="P1"><text:s/></text:p>
      <text:p text:style-name="P1">Resposta: a) Jim Morrison</text:p>
      <text:p text:style-name="P1"><text:s/></text:p>
      <text:p text:style-name="P1">1<text:span text:style-name="T2">0</text:span>-Pink Floyd lançou o álbum "The Dark Side of the Moon" <text:span text:style-name="T3">no ano 197_ </text:span>?</text:p>
      <text:p text:style-name="P1"><text:span text:style-name="T3">Tipo de input: slider com valor mínimo de 0 e máximo de 9</text:span></text:p>
      <text:p text:style-name="P1"><text:s/></text:p>
      <text:p text:style-name="P1">Resposta: 1973</text:p>
      <text:p text:style-name="P1"><text:s/></text:p>
      <text:p text:style-name="P1">1<text:span text:style-name="T2">1</text:span>-Qual foi o nome do primeiro álbum lançado pela banda Guns N' Roses?</text:p>
      <text:p text:style-name="P6">Tipo de input: select menu</text:p>
      <text:p text:style-name="P1"><text:s/></text:p>
      <text:p text:style-name="P1">Resposta: a) Appetite for Destruction</text:p>
      <text:p text:style-name="P1"/>
      <text:p text:style-name="P1"/>
      <text:p text:style-name="P1"/>
      <text:p text:style-name="P1"/>
      <text:p text:style-name="P1"/>
      <text:p text:style-name="P6">12- Qual dos seguintes artistas participou do álbum "The Chronic" de Dr. Dre?</text:p>
      <text:p text:style-name="P6">Tipo de input: checkboxes</text:p>
      <text:p text:style-name="P6">a) Snoop Dogg</text:p>
      <text:p text:style-name="P6">b) Ice Cube</text:p>
      <text:p text:style-name="P6"><text:soft-page-break/>c) Tupac</text:p>
      <text:p text:style-name="P6">d) Eminem</text:p>
      <text:p text:style-name="P6"/>
      <text:p text:style-name="P6">Resposta: </text:p>
      <text:p text:style-name="P6"/>
      <text:p text:style-name="P6">13- Qual dos seguintes instrumentos fazem parte da bateria?</text:p>
      <text:p text:style-name="P6">Tipo de input: checkboxes</text:p>
      <text:p text:style-name="P6"/>
      <text:p text:style-name="P6">a) Caixa</text:p>
      <text:p text:style-name="P6">b) Guitarra</text:p>
      <text:p text:style-name="P6">c) Bumbo</text:p>
      <text:p text:style-name="P6">d) Prato</text:p>
      <text:p text:style-name="P6"/>
      <text:p text:style-name="P6">Resposta:</text:p>
      <text:p text:style-name="P6"/>
      <text:p text:style-name="P6">14- Quais dos seguintes álbuns são do Nirvana?</text:p>
      <text:p text:style-name="P6">Tipo de input: checkboxes</text:p>
      <text:p text:style-name="P6"/>
      <text:p text:style-name="P6">a) Nevermind</text:p>
      <text:p text:style-name="P6">b) Ten</text:p>
      <text:p text:style-name="P6">c) In Utero</text:p>
      <text:p text:style-name="P6">d) OK Computer</text:p>
      <text:p text:style-name="P6"/>
      <text:p text:style-name="P6">Resposta: </text:p>
      <text:p text:style-name="P6"/>
      <text:p text:style-name="P6">15- Qual é o nome do álbum mais vendido de todos os tempos?</text:p>
      <text:p text:style-name="P6">Tipo de input: select menu</text:p>
      <text:p text:style-name="P6"/>
      <text:p text:style-name="P6">a) The Dark Side of the Moon</text:p>
      <text:p text:style-name="P6">b) Thriller</text:p>
      <text:p text:style-name="P6">c) Sgt. Pepper's Lonely Hearts Club Band</text:p>
      <text:p text:style-name="P6">d) Hotel Calidornia</text:p>
      <text:p text:style-name="P6"/>
      <text:p text:style-name="P6">Resposta</text:p>
      <text:p text:style-name="P6"/>
      <text:p text:style-name="P6">16- Qual é a nacionalidade da cantora Shakira?</text:p>
      <text:p text:style-name="P6">Tipo de input: select menu</text:p>
      <text:p text:style-name="P6"/>
      <text:p text:style-name="P6">a) Espanhola</text:p>
      <text:p text:style-name="P6">b) Colombiana</text:p>
      <text:p text:style-name="P6">c) Argentina</text:p>
      <text:p text:style-name="P6">d) Portugue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UnicodeMS" svg:font-family="ArialUnicodeM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4:22:41.189334903</meta:creation-date>
    <dc:date>2023-04-28T16:05:51.705023925</dc:date>
    <meta:editing-duration>PT1H30M54S</meta:editing-duration>
    <meta:editing-cycles>3</meta:editing-cycles>
    <meta:generator>LibreOffice/7.5.2.2$MacOSX_AARCH64 LibreOffice_project/53bb9681a964705cf672590721dbc85eb4d0c3a2</meta:generator>
    <meta:document-statistic meta:table-count="0" meta:image-count="0" meta:object-count="0" meta:page-count="3" meta:paragraph-count="120" meta:word-count="467" meta:character-count="2509" meta:non-whitespace-character-count="2108"/>
  </office:meta>
</office:document-meta>
</file>